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386in" svg:height="4.622in" svg:x="2.0673in" svg:y="0.0394in">
            <draw:object draw:notify-on-update-of-ranges="Sheet1.A1:Sheet1.A1 Sheet1.A2:Sheet1.A11 Sheet1.B1:Sheet1.B1 Sheet1.B2:Sheet1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82325524202997" calcext:value-type="float">
            <text:p>6.82325524202997E-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169305594473419" calcext:value-type="float">
            <text:p>1.69305594473419E-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183192018273251" calcext:value-type="float">
            <text:p>1.83192018273251E-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329333260942328" calcext:value-type="float">
            <text:p>3.29333260942328E-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288436378420448" calcext:value-type="float">
            <text:p>2.88436378420448E-0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0662699906672032" calcext:value-type="float">
            <text:p>6.62699906672032E-0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345023116475523" calcext:value-type="float">
            <text:p>3.45023116475523E-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224545367057863" calcext:value-type="float">
            <text:p>2.24545367057863E-0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325787923990737" calcext:value-type="float">
            <text:p>3.25787923990737E-0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718027716026631" calcext:value-type="float">
            <text:p>7.18027716026631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0000-00-00T18:51:28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8:52:07.134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49cm" svg:height="11.741cm" xlink:href=".." xlink:type="simple" chart:class="chart:line" chart:style-name="ch1">
        <chart:title svg:x="7.083cm" svg:y="0.37cm" chart:style-name="ch2">
          <text:p>Elite Percentage Change</text:p>
        </chart:title>
        <chart:legend chart:legend-position="end" svg:x="16.35cm" svg:y="5.558cm" style:legend-expansion="high" chart:style-name="ch3"/>
        <chart:plot-area chart:style-name="ch4" table:cell-range-address="Sheet1.A1:Sheet1.B11" chart:data-source-has-labels="both" svg:x="1.42cm" svg:y="1.851cm" svg:width="14.166cm" svg:height="8.648cm">
          <chartooo:coordinate-region svg:x="3.073cm" svg:y="2.063cm" svg:width="12.233cm" svg:height="7.763cm"/>
          <chart:axis chart:dimension="x" chart:name="primary-x" chart:style-name="ch5" chartooo:axis-type="auto">
            <chartooo:date-scale/>
            <chart:title svg:x="7.255cm" svg:y="10.734cm" chart:style-name="ch6">
              <text:p>Elite Percentage</text:p>
            </chart:title>
            <chart:categories table:cell-range-address="Sheet1.A2:Sheet1.A11"/>
          </chart:axis>
          <chart:axis chart:dimension="y" chart:name="primary-y" chart:style-name="ch5">
            <chart:title svg:x="0.451cm" svg:y="6.867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0.00000682325524202997">
                <text:p>0.00000682325524202997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169305594473419">
                <text:p>0.0000169305594473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183192018273251">
                <text:p>0.000001831920182732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329333260942328">
                <text:p>0.00003293332609423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288436378420448">
                <text:p>0.00002884363784204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0662699906672032">
                <text:p>0.000000662699906672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345023116475523">
                <text:p>0.000003450231164755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224545367057863">
                <text:p>0.000002245453670578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325787923990737">
                <text:p>0.00003257879239907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718027716026631">
                <text:p>0.00000718027716026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